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style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List_20_Paragraph">
      <style:text-properties fo:language="en" fo:country="US" fo:font-weight="bold" style:font-weight-asian="bold"/>
    </style:style>
    <style:style style:name="P3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language="en" fo:country="US" fo:font-weight="bold" style:language-asian="en" style:country-asian="US" style:font-weight-asian="bold" style:font-name-complex="Arial1"/>
    </style:style>
    <style:style style:name="P4" style:family="paragraph" style:parent-style-name="List_20_Paragraph" style:list-style-name="WWNum11">
      <style:paragraph-properties fo:margin-left="0in" fo:margin-right="0in" fo:text-indent="0in" style:auto-text-indent="false"/>
    </style:style>
    <style:style style:name="P5" style:family="paragraph" style:parent-style-name="List_20_Paragraph" style:list-style-name="WWNum11">
      <style:paragraph-properties fo:margin-left="0in" fo:margin-right="0in" fo:text-indent="0in" style:auto-text-indent="false"/>
      <style:text-properties officeooo:paragraph-rsid="000b2426"/>
    </style:style>
    <style:style style:name="P6" style:family="paragraph" style:parent-style-name="List_20_Paragraph" style:list-style-name="WWNum11">
      <style:paragraph-properties fo:margin-left="0in" fo:margin-right="0in" fo:text-indent="0in" style:auto-text-indent="false"/>
      <style:text-properties officeooo:paragraph-rsid="000df5f5"/>
    </style:style>
    <style:style style:name="P7" style:family="paragraph" style:parent-style-name="List_20_Paragraph" style:list-style-name="WWNum11">
      <style:paragraph-properties fo:margin-left="0in" fo:margin-right="0in" fo:text-indent="0in" style:auto-text-indent="false"/>
      <style:text-properties officeooo:paragraph-rsid="0011b6cf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language="en" fo:country="US" fo:font-weight="bold" style:font-weight-asian="bold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color="#000000" loext:opacity="100%" fo:font-weight="bold" style:font-weight-asian="bold" style:font-size-complex="10pt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paragraph-rsid="0011b6cf"/>
    </style:style>
    <style:style style:name="P11" style:family="paragraph" style:parent-style-name="List_20_Paragraph" style:list-style-name="WWNum11">
      <style:paragraph-properties fo:margin-left="0in" fo:margin-right="0in" fo:text-indent="0in" style:auto-text-indent="false"/>
      <style:text-properties officeooo:rsid="0011f3f8" officeooo:paragraph-rsid="0011f3f8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11f3f8" officeooo:paragraph-rsid="0011f3f8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rsid="00163cd0" officeooo:paragraph-rsid="00163cd0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language="en" fo:country="US" fo:font-weight="bold" officeooo:rsid="0011f3f8" officeooo:paragraph-rsid="0011f3f8" style:font-weight-asian="bold"/>
    </style:style>
    <style:style style:name="P15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16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7" style:family="paragraph" style:parent-style-name="Standard">
      <style:text-properties fo:language="en" fo:country="US" fo:font-weight="bold" style:font-weight-asian="bold"/>
    </style:style>
    <style:style style:name="P18" style:family="paragraph" style:parent-style-name="Standard">
      <style:text-properties fo:color="#800080" loext:opacity="100%" style:font-name="Calibri" fo:font-size="11pt" fo:language="en" fo:country="US" fo:font-weight="bold" officeooo:rsid="0009d139" officeooo:paragraph-rsid="0009d139" style:font-size-asian="9.60000038146973pt" style:font-weight-asian="bold" style:font-size-complex="11pt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P20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color="#800080" loext:opacity="100%" style:font-name="Calibri" fo:font-size="11pt" fo:language="en" fo:country="US" fo:font-weight="bold" style:font-size-asian="9.60000038146973pt" style:font-weight-asian="bold" style:font-size-complex="11pt"/>
    </style:style>
    <style:style style:name="T8" style:family="text">
      <style:text-properties fo:color="#800080" loext:opacity="100%" style:font-name="Calibri" fo:font-size="11pt" fo:language="en" fo:country="US" fo:font-weight="bold" officeooo:rsid="0009d139" style:font-size-asian="9.60000038146973pt" style:font-weight-asian="bold" style:font-size-complex="11pt"/>
    </style:style>
    <style:style style:name="T9" style:family="text">
      <style:text-properties fo:color="#800080" loext:opacity="100%" style:font-name="Calibri" fo:font-size="11pt" fo:language="en" fo:country="US" fo:font-weight="bold" officeooo:rsid="0009d139" style:font-size-asian="9.60000038146973pt" style:font-weight-asian="bold" style:font-size-complex="11pt"/>
    </style:style>
    <style:style style:name="T10" style:family="text">
      <style:text-properties fo:color="#800080" loext:opacity="100%" style:font-name="Calibri" fo:font-size="11pt" fo:language="en" fo:country="US" fo:font-weight="bold" officeooo:rsid="000b2426" style:font-size-asian="9.60000038146973pt" style:font-weight-asian="bold" style:font-size-complex="11pt"/>
    </style:style>
    <style:style style:name="T11" style:family="text">
      <style:text-properties fo:color="#800080" loext:opacity="100%" style:font-name="Calibri" fo:font-size="11pt" fo:language="en" fo:country="US" fo:font-weight="bold" officeooo:rsid="000c9006" style:font-size-asian="9.60000038146973pt" style:font-weight-asian="bold" style:font-size-complex="11pt"/>
    </style:style>
    <style:style style:name="T12" style:family="text">
      <style:text-properties fo:color="#800080" loext:opacity="100%" style:font-name="Calibri" fo:font-size="11pt" fo:language="en" fo:country="US" fo:font-weight="bold" officeooo:rsid="00100151" style:font-size-asian="9.60000038146973pt" style:font-weight-asian="bold" style:font-size-complex="11pt"/>
    </style:style>
    <style:style style:name="T13" style:family="text">
      <style:text-properties fo:color="#800080" loext:opacity="100%" style:font-name="Calibri" fo:font-size="11pt" fo:language="en" fo:country="US" fo:font-weight="bold" officeooo:rsid="00108826" style:font-size-asian="9.60000038146973pt" style:font-weight-asian="bold" style:font-size-complex="11pt"/>
    </style:style>
    <style:style style:name="T14" style:family="text">
      <style:text-properties fo:color="#800080" loext:opacity="100%" style:font-name="Calibri" fo:font-size="11pt" fo:language="en" fo:country="US" fo:font-weight="bold" officeooo:rsid="0011b6cf" style:font-size-asian="9.60000038146973pt" style:font-weight-asian="bold" style:font-size-complex="11pt"/>
    </style:style>
    <style:style style:name="T15" style:family="text">
      <style:text-properties fo:color="#800080" loext:opacity="100%" style:font-name="Calibri" fo:font-size="11pt" fo:language="en" fo:country="US" fo:font-weight="bold" officeooo:rsid="0011e175" style:font-size-asian="9.60000038146973pt" style:font-weight-asian="bold" style:font-size-complex="11pt"/>
    </style:style>
    <style:style style:name="T16" style:family="text">
      <style:text-properties fo:color="#800080" loext:opacity="100%" style:font-name="Calibri" fo:font-size="11pt" fo:language="en" fo:country="US" fo:font-weight="bold" officeooo:rsid="0013f19f" style:font-size-asian="9.60000038146973pt" style:font-weight-asian="bold" style:font-size-complex="11pt"/>
    </style:style>
    <style:style style:name="T17" style:family="text">
      <style:text-properties officeooo:rsid="000b24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Assignment </text:span><text:span text:style-name="T2">7</text:span><text:span text:style-name="T1"> – </text:span><text:span text:style-name="T2">Trees</text:span></text:p>
      <text:p text:style-name="P15"/>
      <text:p text:style-name="P3"/>
      <text:p text:style-name="Standard"><text:bookmark-start text:name="_Hlk62318174"/><text:span text:style-name="T3">Write pseudo-code for problems requiring code. Do not write Java, Python or C++. </text:span><text:bookmark-end text:name="_Hlk62318174"/><text:span text:style-name="T3">You are responsible for the appropriate level of detail.</text:span><text:span text:style-name="T4"> For the questions asking for justification, please provide a detailed mathematically oriented discussion. A proof is not required.</text:span></text:p>
      <text:p text:style-name="P16"/>
      <text:list xml:id="list371726437" text:style-name="WWNum11">
        <text:list-item>
          <text:p text:style-name="P4"><text:span text:style-name="T5">How many ancestors does a node at level n in a binary tree have? </text:span><text:span text:style-name="T6">Provide justification. </text:span></text:p>
        </text:list-item>
      </text:list>
      <text:p text:style-name="P18">In a <text:span text:style-name="T17">n</text:span>ode a<text:span text:style-name="T17">t</text:span> level n of a binary tree should also have n ancestors. This would be 1 ancestor at each previous level until the root node.</text:p>
      <text:p text:style-name="P17"/>
      <text:list xml:id="list205051944751755" text:continue-numbering="true" text:style-name="WWNum11">
        <text:list-item>
          <text:p text:style-name="P5"><text:span text:style-name="T5">Prove that a strictly binary tree </text:span><text:span text:style-name="T6">(regular binary tree) </text:span><text:span text:style-name="T5">with n leaves contains 2n-1 nodes.</text:span><text:span text:style-name="T6"> Provide justification.</text:span><text:span text:style-name="T5"><text:line-break/></text:span><text:span text:style-name="T8">.</text:span><text:span text:style-name="T10">if a binary tree has ‘m’ levels, the number of leaves if regular is 2 ^m. Then the total number is always the following sum: 2^m + 2^</text:span><text:span text:style-name="T11">(</text:span><text:span text:style-name="T10">m-1</text:span><text:span text:style-name="T11">)</text:span><text:span text:style-name="T10"> + … 2^0. <text:s/>2^</text:span><text:span text:style-name="T11">(</text:span><text:span text:style-name="T10">m-1</text:span><text:span text:style-name="T11">)</text:span><text:span text:style-name="T10">+...2^0 = </text:span><text:span text:style-name="T11">2^m – 1 therefore 2(2^m)-1 where n = 2^m.</text:span></text:p>
        </text:list-item>
      </text:list>
      <text:p text:style-name="P8"/>
      <text:list xml:id="list205052018502438" text:continue-numbering="true" text:style-name="WWNum11">
        <text:list-item>
          <text:p text:style-name="P6"><text:span text:style-name="T6">Explain in detail</text:span><text:span text:style-name="T5"> that if m pointer fields are set aside in each node of a general </text:span><text:span text:style-name="T6">m-ary </text:span><text:span text:style-name="T5">tree to point to a maximum of m </text:span><text:span text:style-name="T6">child nodes</text:span><text:span text:style-name="T5">, and if the number of nodes in the tree is n, the number of null </text:span><text:span text:style-name="T6">child</text:span><text:span text:style-name="T5"> pointer fields is n*(m-1)+1.<text:line-break/></text:span><text:span text:style-name="T8">.</text:span><text:span text:style-name="T12">All of the leaves will have m null pointers. </text:span><text:span text:style-name="T13">If we manipulate the tree so that it is a singe line of nodes. All nodes will have (m-1) null pointers except for the last node so we must add +1 to account for that. There will always be the same number of null pointers despite the shape of the tree.</text:span></text:p>
        </text:list-item>
      </text:list>
      <text:p text:style-name="P9"/>
      <text:list xml:id="list205053199507161" text:continue-numbering="true" text:style-name="WWNum11">
        <text:list-item>
          <text:p text:style-name="P7"><text:span text:style-name="T5">Define the Fibonacci binary tree of order n as follows: If n=0 or n=1, the tree consists of a single node. If n&gt;1, the tree consists of a root, with the Fibonacci tree of order n-1 as the left subtree and the Fibonacci tree of order n-2 as the right subtree.</text:span><text:span text:style-name="T6"> <text:s/></text:span><text:span text:style-name="T5">Write a </text:span><text:span text:style-name="T6">method</text:span><text:span text:style-name="T5"> that </text:span><text:span text:style-name="T6">builds a</text:span><text:span text:style-name="T5"> Fibonacci binary tree of order n</text:span><text:span text:style-name="T6"> and </text:span><text:span text:style-name="T5">returns a pointer</text:span><text:span text:style-name="T6"> to it</text:span><text:span text:style-name="T5">.<text:line-break/></text:span><text:span text:style-name="T8">.</text:span><text:span text:style-name="T14">buildFibonacciBinaryTree(input: n)</text:span></text:p>
          <text:p text:style-name="P11"><text:span text:style-name="T14">i</text:span><text:span text:style-name="T7">f n is or n is 1</text:span></text:p>
        </text:list-item>
      </text:list>
      <text:p text:style-name="P12"><text:span text:style-name="T7"><text:tab/>return single node tree of value n</text:span></text:p>
      <text:p text:style-name="P12"><text:span text:style-name="T7">else</text:span></text:p>
      <text:p text:style-name="P12"><text:span text:style-name="T7"><text:tab/>setLeft (buildFibonacciBinaryTree(n-1))</text:span></text:p>
      <text:p text:style-name="P12"><text:span text:style-name="T7"><text:tab/>setRight (buildFibonaccBinaryTree(n-2))</text:span></text:p>
      <text:p text:style-name="P12"><text:span text:style-name="T7">return full tree</text:span></text:p>
      <text:p text:style-name="P2"/>
      <text:p text:style-name="P14"/>
      <text:list xml:id="list205052713670413" text:continue-numbering="true" text:style-name="WWNum11">
        <text:list-item>
          <text:p text:style-name="P4"><text:span text:style-name="T6">Answer the following questions about Fibonacci binary tree defined in the previous problem.</text:span></text:p>
        </text:list-item>
      </text:list>
      <text:p text:style-name="P2"/>
      <text:p text:style-name="P19"><text:span text:style-name="T6">a</text:span><text:span text:style-name="T5">) Is such a tree strictly binary?<text:line-break/></text:span><text:span text:style-name="T6">b</text:span><text:span text:style-name="T5">) What is the number of leaves in the Fibonacci tree of order n?<text:line-break/></text:span><text:span text:style-name="T6">c</text:span><text:span text:style-name="T5">) What is the depth of the Fibonacci tree of order n?</text:span></text:p>
      <text:p text:style-name="P19"/>
      <text:p text:style-name="P10"><text:span text:style-name="T8">.</text:span><text:span text:style-name="T14">a) yes because </text:span><text:span text:style-name="T15">each node can only have up to 2 children</text:span></text:p>
      <text:p text:style-name="P13"><text:span text:style-name="T15">b</text:span><text:span text:style-name="T7">) </text:span></text:p>
      <text:p text:style-name="P13"><text:span text:style-name="T7">c) total depth is n/2</text:span></text:p>
      <text:h text:style-name="P1" text:outline-level="2"><text:soft-page-break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color="#000000" loext:opacity="100%" style:font-name="Arial" fo:font-family="Arial" style:font-family-generic="roman" style:font-pitch="variable" fo:font-size="10pt" fo:language="en" fo:country="US" style:font-name-asian="F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language="ru" fo:country="RU" fo:font-style="italic" fo:font-weight="bold" style:font-size-asian="14pt" style:language-asian="ru" style:country-asian="RU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meta:editing-cycles>19</meta:editing-cycles>
    <meta:print-date>2020-10-16T00:49:00</meta:print-date>
    <meta:creation-date>2014-01-21T03:57:00</meta:creation-date>
    <dc:date>2021-03-17T20:50:51.451474188</dc:date>
    <meta:editing-duration>PT2H22M52S</meta:editing-duration>
    <meta:generator>LibreOffice/7.0.4.2$Linux_X86_64 LibreOffice_project/00$Build-2</meta:generator>
    <meta:document-statistic meta:table-count="0" meta:image-count="0" meta:object-count="0" meta:page-count="2" meta:paragraph-count="18" meta:word-count="415" meta:character-count="2238" meta:non-whitespace-character-count="1837"/>
    <meta:user-defined meta:name="AppVersion">16.0000</meta:user-defined>
    <meta:template xlink:type="simple" xlink:actuate="onRequest" xlink:title="Normal" xlink:href=""/>
  </office:meta>
</office:document-meta>
</file>